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paragraph-properties fo:break-before="page"/>
    </style:style>
    <style:style style:name="T1"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2" style:family="text">
      <style:text-properties fo:font-variant="normal" fo:text-transform="none" style:use-window-font-color="true" style:font-name="Times New Roman" fo:font-size="12pt" fo:letter-spacing="normal" fo:font-style="normal" style:text-underline-style="none" fo:font-weight="normal" fo:background-color="transparent" style:font-size-asian="12pt" style:font-size-complex="12pt"/>
    </style:style>
    <style:style style:name="T3" style:family="text">
      <style:text-properties fo:font-variant="normal" fo:text-transform="none" style:use-window-font-color="true" fo:letter-spacing="normal" fo:font-style="normal" style:text-underline-style="none" fo:font-weight="normal"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Kalkulátor MD5</text:h>
      <text:p text:style-name="Text_20_body">Nástroj vytvořený pracovníky WebArchivu, je dostupný na webových stránkách projektu<text:note text:id="ftn1" text:note-class="footnote"><text:note-citation>1</text:note-citation><text:note-body><text:p text:style-name="Footnote">Dostupný na: http://www.webarchiv.cz/md5-generator/</text:p></text:note-body></text:note>. Slouží k vytvoření MD5 součtu webové stránky – URL adresy webové stránky i kontrolní součet dokumentu zastoupeného zadanou URL adresou.</text:p>
      <text:h text:style-name="Heading_20_3" text:outline-level="3">WERA</text:h>
      <text:p text:style-name="P1">Nástroj na vyhledávání webových zdrojů v archivu. Byl užíván v projektu WebArchiv v kombinaci s nástroji NutchWAX a <text:span text:style-name="T1">ARCRetriever. Od roku 2007 je napojen přímo na webové stránky WebArchivu a umožňuje fulltextové vyhledávání a archivu stažených stránek. Nástroj je dostupný</text:span><text:span text:style-name="T1"><text:note text:id="ftn2" text:note-class="footnote"><text:note-citation>2</text:note-citation><text:note-body><text:p text:style-name="Footnote">http://archive-access.sourceforge.net/projects/wera/</text:p></text:note-body></text:note></text:span><text:span text:style-name="T1"> na internetu.</text:span></text:p>
      <text:h text:style-name="Heading_20_3" text:outline-level="3">WAXToolbar</text:h>
      <text:p text:style-name="P2"><text:span text:style-name="T3">Jedná se o rozšíření pro prohlížeč Mozilla Firefox, které má usnadnit prohlížení webového archivu pomocí nástroje WayBack, bohužel byla vydána pouze jedna verze</text:span><text:span text:style-name="T3"><text:note text:id="ftn3" text:note-class="footnote"><text:note-citation>3</text:note-citation><text:note-body><text:p text:style-name="Footnote">http://archive-access.sourceforge.net/projects/waxtoolbar/</text:p></text:note-body></text:note></text:span><text:span text:style-name="T3"> tohoto rozšíření a to v roce 2006. Se současnou verzí prohlížeče Mozilla Firefox není samozřejmě kompatibilní.</text:span></text:p>
      <text:h text:style-name="Heading_20_3" text:outline-level="3">NetarchiveSuite</text:h>
      <text:p text:style-name="P2"><text:span text:style-name="T3">Software vyvíjený</text:span><text:span text:style-name="T3"><text:note text:id="ftn4" text:note-class="footnote"><text:note-citation>4</text:note-citation><text:note-body><text:p text:style-name="Footnote">http://netarkivet.dk/suite/</text:p></text:note-body></text:note></text:span><text:span text:style-name="T3">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span><text:span text:style-name="T3"><text:note text:id="ftn5" text:note-class="footnote"><text:note-citation>5</text:note-citation><text:note-body><text:p text:style-name="Footnote">Dostupné na: http.//netarchive.dk</text:p></text:note-body></text:note></text:span><text:span text:style-name="T3"> vznikl v roce 2005 a do dnes obsahuje téměř 160TB dat.</text:span></text:p>
      <text:h text:style-name="Heading_20_3" text:outline-level="3">Nedlib harvester</text:h>
      <text:p text:style-name="Text_20_body">Crawler<text:note text:id="ftn6" text:note-class="footnote"><text:note-citation>6</text:note-citation><text:note-body><text:p text:style-name="Footnote">Stránka autorů nástroje: http://www.csc.fi/</text:p></text:note-body></text:note>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 text:note-class="footnote"><text:note-citation>7</text:note-citation><text:note-body><text:p text:style-name="Footnote"><text:a xlink:type="simple" xlink:href="http://www.ikaros.cz/node/672">http://www.ikaros.cz/node/672</text:a></text:p></text:note-body></text:note>. <text:span text:style-name="T2">Způsobem ukládání stažených webových zdrojů programem Nedlib harvester zabývám v kapitole věnované archivačním formátům.</text:span></text:p>
      <text:p text:style-name="P3"><text:span text:style-name="T2">\subsubsection{Plošná archivace -- harvesting}</text:span></text:p>
      <text:p text:style-name="Text_20_body"><text:span text:style-name="T2">Plošná archivace \cite{Kriteria} má za cíl archivovat co největší počet bohemikálních zdrojů. Harvesting není náročný na filtrování a výběr sklízených zdrojů. Hlavní podmínkou pro plošnou sklizeň je doména webového zdroje. Typicky se jedná o zdroje umístěné na \texttt{doméně CZ}. Řešitelé ale už vyvinuli nástroj, který umožní sklízet bohemikální zdroje i mimo tuto doménu.</text:span></text:p>
      <text:p text:style-name="Text_20_body"><text:span text:style-name="T2"/></text:p>
      <text:p text:style-name="Text_20_body"><text:span text:style-name="T2">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span></text:p>
      <text:p text:style-name="Text_20_body"><text:span text:style-name="T2"/></text:p>
      <text:p text:style-name="Text_20_body"><text:span text:style-name="T2">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span></text:p>
      <text:p text:style-name="Text_20_body"><text:span text:style-name="T2">\subsubsection{Výběrový přístup -- konspekt}</text:span></text:p>
      <text:p text:style-name="Text_20_body"><text:span text:style-name="T2">Výběrový přístup \cite{Kriteria} bere oproti plošné ohled na více parametrů. Zdroje jsou řazeny v tematických okruzích, těch není prozatím mnoho, jsou jednoduše přehledné. Přehled oborů sklizených v rámci konspektu je dostupný na stránkách WebArchivu.</text:span></text:p>
      <text:p text:style-name="Text_20_body"><text:span text:style-name="T2"/></text:p>
      <text:p text:style-name="Text_20_body"><text:span text:style-name="T2">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texttt{Creative Commons} nebo má vydavatel uzavřenou smlouvu.</text:span></text:p>
      <text:p text:style-name="Text_20_body"><text:span text:style-name="T2"/></text:p>
      <text:p text:style-name="Text_20_body"><text:span text:style-name="T2">Důležité jsou technické parametry webového zdroje. Podmínky stanoveny jako u plošné sklizně. Sklízí se dokumenty dostupné přes protokol \texttt{http} a \texttt{ftp}.\\</text:span></text:p>
      <text:p text:style-name="Text_20_body"><text:span text:style-name="T2">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span></text:p>
      <text:p text:style-name="Text_20_body"><text:span text:style-name="T2">\subsubsection{Tematické sbírky}</text:span></text:p>
      <text:p text:style-name="Text_20_body"><text:span text:style-name="T2">Poslední přístup, který je využíván se orientuje na monotematické webo\-vé zdroje.\cite{Kriteria} Kritéria výběru jsou opět podobná jako u předchozích typů sklizní. Bohužel těchto, dle mého názoru, informačně velmi hodnotný sklizní je veřejně dostupných pouze devět1. Jedná se například o sbírku na téma: Výročí obsazení Československa 1968, České předsednictví EU, Prezidentské volby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cs" fo:country="CZ"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12-16T16:14:51</meta:creation-date>
    <meta:generator>LibreOffice/3.4$Linux LibreOffice_project/340m1$Build-502</meta:generator>
    <dc:date>2012-04-24T02:01:42</dc:date>
    <dc:creator>Martin Prokop</dc:creator>
    <meta:editing-duration>PT13M46S</meta:editing-duration>
    <meta:editing-cycles>11</meta:editing-cycles>
    <meta:document-statistic meta:table-count="0" meta:image-count="0" meta:object-count="0" meta:page-count="2" meta:paragraph-count="28" meta:word-count="693" meta:character-count="5078" meta:non-whitespace-character-count="4422"/>
  </office:meta>
</office:document-meta>
</file>